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2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 = T-max/1000</text:p>
          </table:table-cell>
          <table:table-cell office:value-type="string">
            <text:p>T-Min = T-max/100</text:p>
          </table:table-cell>
          <table:table-cell office:value-type="string">
            <text:p>T-min = T-max/5</text:p>
          </table:table-cell>
        </table:table-row>
        <table:table-row table:style-name="ro1">
          <table:table-cell office:value-type="string">
            <text:p>2x2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table:formula="of:=EXP(-[.B2]/(2*[.C2]*[.C2]))" office:value-type="float" office:value="0.100692484575402">
            <text:p>0,1006924846</text:p>
          </table:table-cell>
          <table:table-cell table:formula="of:=[.C2]/1000" office:value-type="float" office:value="0.00066">
            <text:p>0,00066</text:p>
          </table:table-cell>
          <table:table-cell table:formula="of:=[.C2]/100" office:value-type="float" office:value="0.0066">
            <text:p>0,0066</text:p>
          </table:table-cell>
          <table:table-cell table:formula="of:=[.C2]/5" office:value-type="float" office:value="0.132">
            <text:p>0,132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05">
            <text:p>1,05</text:p>
          </table:table-cell>
          <table:table-cell table:formula="of:=EXP(-[.B3]/(2*[.C3]*[.C3]))" office:value-type="float" office:value="0.103563151166824">
            <text:p>0,1035631512</text:p>
          </table:table-cell>
          <table:table-cell table:formula="of:=[.C3]/1000" office:value-type="float" office:value="0.00105">
            <text:p>0,00105</text:p>
          </table:table-cell>
          <table:table-cell table:formula="of:=[.C3]/100" office:value-type="float" office:value="0.0105">
            <text:p>0,0105</text:p>
          </table:table-cell>
          <table:table-cell table:formula="of:=[.C3]/5" office:value-type="float" office:value="0.21">
            <text:p>0,21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  <table:table-cell table:formula="of:=[.C4]/100" office:value-type="float" office:value="0.015">
            <text:p>0,015</text:p>
          </table:table-cell>
          <table:table-cell table:formula="of:=[.C4]/5" office:value-type="float" office:value="0.3">
            <text:p>0,3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  <table:table-cell table:formula="of:=[.C5]/5" office:value-type="float" office:value="0.4">
            <text:p>0,4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  <table:table-cell table:formula="of:=[.C6]/5" office:value-type="float" office:value="0.48">
            <text:p>0,48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  <table:table-cell table:formula="of:=[.C7]/5" office:value-type="float" office:value="0.66">
            <text:p>0,66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  <table:table-cell table:formula="of:=[.C8]/5" office:value-type="float" office:value="0.76">
            <text:p>0,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3x2</text:p>
          </table:table-cell>
          <table:table-cell office:value-type="float" office:value="5">
            <text:p>5</text:p>
          </table:table-cell>
          <table:table-cell office:value-type="float" office:value="1.05">
            <text:p>1,05</text:p>
          </table:table-cell>
          <table:table-cell table:formula="of:=EXP(-[.B10]/(2*[.C10]*[.C10]))" office:value-type="float" office:value="0.103563151166824">
            <text:p>0,1035631512</text:p>
          </table:table-cell>
          <table:table-cell table:formula="of:=[.C10]/1000" office:value-type="float" office:value="0.00105">
            <text:p>0,00105</text:p>
          </table:table-cell>
          <table:table-cell table:formula="of:=[.C10]/100" office:value-type="float" office:value="0.0105">
            <text:p>0,0105</text:p>
          </table:table-cell>
          <table:table-cell table:formula="of:=[.C10]/5" office:value-type="float" office:value="0.21">
            <text:p>0,21</text:p>
          </table:table-cell>
        </table:table-row>
        <table:table-row table:style-name="ro1">
          <table:table-cell office:value-type="string">
            <text:p>3x3</text:p>
          </table:table-cell>
          <table:table-cell office:value-type="float" office:value="8">
            <text:p>8</text:p>
          </table:table-cell>
          <table:table-cell office:value-type="float" office:value="1.35">
            <text:p>1,35</text:p>
          </table:table-cell>
          <table:table-cell table:formula="of:=EXP(-[.B11]/(2*[.C11]*[.C11]))" office:value-type="float" office:value="0.111382241082602">
            <text:p>0,1113822411</text:p>
          </table:table-cell>
          <table:table-cell table:formula="of:=[.C11]/1000" office:value-type="float" office:value="0.00135">
            <text:p>0,00135</text:p>
          </table:table-cell>
          <table:table-cell table:formula="of:=[.C11]/100" office:value-type="float" office:value="0.0135">
            <text:p>0,0135</text:p>
          </table:table-cell>
          <table:table-cell table:formula="of:=[.C11]/5" office:value-type="float" office:value="0.27">
            <text:p>0,27</text:p>
          </table:table-cell>
        </table:table-row>
        <table:table-row table:style-name="ro1">
          <table:table-cell office:value-type="string">
            <text:p>3x4</text:p>
          </table:table-cell>
          <table:table-cell office:value-type="float" office:value="13">
            <text:p>13</text:p>
          </table:table-cell>
          <table:table-cell office:value-type="float" office:value="1.7">
            <text:p>1,7</text:p>
          </table:table-cell>
          <table:table-cell table:formula="of:=EXP(-[.B12]/(2*[.C12]*[.C12]))" office:value-type="float" office:value="0.105490439808932">
            <text:p>0,1054904398</text:p>
          </table:table-cell>
          <table:table-cell table:formula="of:=[.C12]/1000" office:value-type="float" office:value="0.0017">
            <text:p>0,0017</text:p>
          </table:table-cell>
          <table:table-cell table:formula="of:=[.C12]/100" office:value-type="float" office:value="0.017">
            <text:p>0,017</text:p>
          </table:table-cell>
          <table:table-cell table:formula="of:=[.C12]/5" office:value-type="float" office:value="0.34">
            <text:p>0,34</text:p>
          </table:table-cell>
        </table:table-row>
        <table:table-row table:style-name="ro1">
          <table:table-cell office:value-type="string">
            <text:p>3x5</text:p>
          </table:table-cell>
          <table:table-cell office:value-type="float" office:value="20">
            <text:p>20</text:p>
          </table:table-cell>
          <table:table-cell office:value-type="float" office:value="2.1">
            <text:p>2,1</text:p>
          </table:table-cell>
          <table:table-cell table:formula="of:=EXP(-[.B13]/(2*[.C13]*[.C13]))" office:value-type="float" office:value="0.103563151166824">
            <text:p>0,1035631512</text:p>
          </table:table-cell>
          <table:table-cell table:formula="of:=[.C13]/1000" office:value-type="float" office:value="0.0021">
            <text:p>0,0021</text:p>
          </table:table-cell>
          <table:table-cell table:formula="of:=[.C13]/100" office:value-type="float" office:value="0.021">
            <text:p>0,021</text:p>
          </table:table-cell>
          <table:table-cell table:formula="of:=[.C13]/5" office:value-type="float" office:value="0.42">
            <text:p>0,42</text:p>
          </table:table-cell>
        </table:table-row>
        <table:table-row table:style-name="ro1">
          <table:table-cell office:value-type="string">
            <text:p>3x6</text:p>
          </table:table-cell>
          <table:table-cell office:value-type="float" office:value="29">
            <text:p>29</text:p>
          </table:table-cell>
          <table:table-cell office:value-type="float" office:value="2.55">
            <text:p>2,55</text:p>
          </table:table-cell>
          <table:table-cell table:formula="of:=EXP(-[.B14]/(2*[.C14]*[.C14]))" office:value-type="float" office:value="0.107537939029466">
            <text:p>0,107537939</text:p>
          </table:table-cell>
          <table:table-cell table:formula="of:=[.C14]/1000" office:value-type="float" office:value="0.00255">
            <text:p>0,00255</text:p>
          </table:table-cell>
          <table:table-cell table:formula="of:=[.C14]/100" office:value-type="float" office:value="0.0255">
            <text:p>0,0255</text:p>
          </table:table-cell>
          <table:table-cell table:formula="of:=[.C14]/5" office:value-type="float" office:value="0.51">
            <text:p>0,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/03/2011</text:date>, <text:time>16:1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3-02T16:11:23</dc:date>
    <dc:creator>Anderson Berg</dc:creator>
    <meta:editing-duration>PT38H18M51S</meta:editing-duration>
    <meta:editing-cycles>24</meta:editing-cycles>
    <meta:generator>OpenOffice.org/3.2$Unix OpenOffice.org_project/320m19$Build-9505</meta:generator>
    <meta:document-statistic meta:table-count="3" meta:cell-count="91" meta:object-count="0"/>
  </office:meta>
</office:document-meta>
</file>